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63mm" svg:y="108.36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4.51mm" svg:y="202.94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</text:p>
          </table:table-cell>
          <table:table-cell/>
          <table:table-cell office:value-type="string" calcext:value-type="string">
            <text:p>0.999965,-0.006043,0.005807,0.928130,0.006075,0.999967,-0.005634,0.902278,-0.005773,0.005669,0.999968,0.915763,0.000000,0.000000,0.000000,1.000000</text:p>
          </table:table-cell>
          <table:table-cell/>
          <table:table-cell office:value-type="float" office:value="0.999965" calcext:value-type="float">
            <text:p>0.999965</text:p>
          </table:table-cell>
          <table:table-cell office:value-type="float" office:value="-0.006043" calcext:value-type="float">
            <text:p>-0.006043</text:p>
          </table:table-cell>
          <table:table-cell office:value-type="float" office:value="0.005807" calcext:value-type="float">
            <text:p>0.005807</text:p>
          </table:table-cell>
          <table:table-cell office:value-type="float" office:value="0.92813" calcext:value-type="float">
            <text:p>0.92813</text:p>
          </table:table-cell>
          <table:table-cell/>
          <table:table-cell table:formula="of:=COS([.G5]) - SIN([.H5]) + SIN([.G6]) + COS([.H6])" office:value-type="float" office:value="1.09196224660921" calcext:value-type="float">
            <text:p>1.09196224660921</text:p>
          </table:table-cell>
          <table:table-cell table:formula="of:=COS([.F4]) + SIN([.H4]) - SIN([.F6]) + COS([.H6])" office:value-type="float" office:value="1.0922409249816" calcext:value-type="float">
            <text:p>1.0922409249816</text:p>
          </table:table-cell>
          <table:table-cell table:formula="of:=COS([.F4]) - SIN([.G4]) + SIN([.F5]) + COS([.G5])" office:value-type="float" office:value="1.09277975699174" calcext:value-type="float">
            <text:p>1.09277975699174</text:p>
          </table:table-cell>
          <table:table-cell/>
          <table:table-cell table:formula="of:=[.I4]" office:value-type="float" office:value="0.92813" calcext:value-type="float">
            <text:p>0.92813</text:p>
          </table:table-cell>
          <table:table-cell table:formula="of:=[.I5]" office:value-type="float" office:value="0.902278" calcext:value-type="float">
            <text:p>0.902278</text:p>
          </table:table-cell>
          <table:table-cell table:formula="of:=[.I6]" office:value-type="float" office:value="0.915763" calcext:value-type="float">
            <text:p>0.915763</text:p>
          </table:table-cell>
          <table:table-cell/>
          <table:table-cell table:formula="of:=[.F4]" office:value-type="float" office:value="0.999965" calcext:value-type="float">
            <text:p>0.999965</text:p>
          </table:table-cell>
          <table:table-cell table:formula="of:=[.G5]" office:value-type="float" office:value="0.999967" calcext:value-type="float">
            <text:p>0.999967</text:p>
          </table:table-cell>
          <table:table-cell table:formula="of:=[.H6]" office:value-type="float" office:value="0.999968" calcext:value-type="float">
            <text:p>0.999968</text:p>
          </table:table-cell>
          <table:table-cell/>
          <table:table-cell office:value-type="float" office:value="0.523369" calcext:value-type="float">
            <text:p>0.523369</text:p>
          </table:table-cell>
        </table:table-row>
        <table:table-row table:style-name="ro1">
          <table:table-cell table:number-columns-repeated="5"/>
          <table:table-cell office:value-type="float" office:value="0.006075" calcext:value-type="float">
            <text:p>0.006075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-0.005634" calcext:value-type="float">
            <text:p>-0.005634</text:p>
          </table:table-cell>
          <table:table-cell office:value-type="float" office:value="0.902278" calcext:value-type="float">
            <text:p>0.90227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05773" calcext:value-type="float">
            <text:p>-0.005773</text:p>
          </table:table-cell>
          <table:table-cell office:value-type="float" office:value="0.005669" calcext:value-type="float">
            <text:p>0.005669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915763" calcext:value-type="float">
            <text:p>0.91576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2</text:p>
          </table:table-cell>
          <table:table-cell/>
          <table:table-cell office:value-type="string" calcext:value-type="string">
            <text:p>0.908344,-0.288643,0.302803,45.205120,0.376163,0.880303,-0.289273,47.577885,-0.183061,0.376663,0.908138,53.942680,0.000000,0.000000,0.000000,1.000000</text:p>
          </table:table-cell>
          <table:table-cell/>
          <table:table-cell office:value-type="float" office:value="0.908344" calcext:value-type="float">
            <text:p>0.908344</text:p>
          </table:table-cell>
          <table:table-cell office:value-type="float" office:value="-0.288643" calcext:value-type="float">
            <text:p>-0.288643</text:p>
          </table:table-cell>
          <table:table-cell office:value-type="float" office:value="0.302803" calcext:value-type="float">
            <text:p>0.302803</text:p>
          </table:table-cell>
          <table:table-cell office:value-type="float" office:value="45.20512" calcext:value-type="float">
            <text:p>45.20512</text:p>
          </table:table-cell>
          <table:table-cell/>
          <table:table-cell table:formula="of:=COS([.G10]) - SIN([.H10]) + SIN([.G11]) + COS([.H11])" office:value-type="float" office:value="1.90520728410881" calcext:value-type="float">
            <text:p>1.90520728410881</text:p>
          </table:table-cell>
          <table:table-cell table:formula="of:=COS([.F9]) + SIN([.H9]) - SIN([.F11]) + COS([.H11])" office:value-type="float" office:value="1.71050419214738" calcext:value-type="float">
            <text:p>1.71050419214738</text:p>
          </table:table-cell>
          <table:table-cell table:formula="of:=COS([.F9]) - SIN([.G9]) + SIN([.F10]) + COS([.G10])" office:value-type="float" office:value="1.90397599339322" calcext:value-type="float">
            <text:p>1.90397599339322</text:p>
          </table:table-cell>
          <table:table-cell/>
          <table:table-cell table:formula="of:=[.I9]" office:value-type="float" office:value="45.20512" calcext:value-type="float">
            <text:p>45.20512</text:p>
          </table:table-cell>
          <table:table-cell table:formula="of:=[.I10]" office:value-type="float" office:value="47.577885" calcext:value-type="float">
            <text:p>47.577885</text:p>
          </table:table-cell>
          <table:table-cell table:formula="of:=[.I11]" office:value-type="float" office:value="53.94268" calcext:value-type="float">
            <text:p>53.94268</text:p>
          </table:table-cell>
          <table:table-cell/>
          <table:table-cell table:formula="of:=[.F9]" office:value-type="float" office:value="0.908344" calcext:value-type="float">
            <text:p>0.908344</text:p>
          </table:table-cell>
          <table:table-cell table:formula="of:=[.G10]" office:value-type="float" office:value="0.880303" calcext:value-type="float">
            <text:p>0.880303</text:p>
          </table:table-cell>
          <table:table-cell table:formula="of:=[.H11]" office:value-type="float" office:value="0.908138" calcext:value-type="float">
            <text:p>0.908138</text:p>
          </table:table-cell>
          <table:table-cell/>
          <table:table-cell office:value-type="float" office:value="2.701783" calcext:value-type="float">
            <text:p>2.701783</text:p>
          </table:table-cell>
        </table:table-row>
        <table:table-row table:style-name="ro1">
          <table:table-cell table:number-columns-repeated="5"/>
          <table:table-cell office:value-type="float" office:value="0.376163" calcext:value-type="float">
            <text:p>0.376163</text:p>
          </table:table-cell>
          <table:table-cell office:value-type="float" office:value="0.880303" calcext:value-type="float">
            <text:p>0.880303</text:p>
          </table:table-cell>
          <table:table-cell office:value-type="float" office:value="-0.289273" calcext:value-type="float">
            <text:p>-0.289273</text:p>
          </table:table-cell>
          <table:table-cell office:value-type="float" office:value="47.577885" calcext:value-type="float">
            <text:p>47.57788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83061" calcext:value-type="float">
            <text:p>-0.183061</text:p>
          </table:table-cell>
          <table:table-cell office:value-type="float" office:value="0.376663" calcext:value-type="float">
            <text:p>0.376663</text:p>
          </table:table-cell>
          <table:table-cell office:value-type="float" office:value="0.908138" calcext:value-type="float">
            <text:p>0.908138</text:p>
          </table:table-cell>
          <table:table-cell office:value-type="float" office:value="53.94268" calcext:value-type="float">
            <text:p>53.9426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02</text:p>
          </table:table-cell>
          <table:table-cell/>
          <table:table-cell office:value-type="string" calcext:value-type="string">
            <text:p>0.671972,-0.469379,0.572978,75.181503,0.738557,0.483420,-0.470131,73.225212,-0.056317,0.739050,0.671455,131.552124,0.000000,0.000000,0.000000,1.000000</text:p>
          </table:table-cell>
          <table:table-cell/>
          <table:table-cell office:value-type="float" office:value="0.671972" calcext:value-type="float">
            <text:p>0.671972</text:p>
          </table:table-cell>
          <table:table-cell office:value-type="float" office:value="-0.469379" calcext:value-type="float">
            <text:p>-0.469379</text:p>
          </table:table-cell>
          <table:table-cell office:value-type="float" office:value="0.572978" calcext:value-type="float">
            <text:p>0.572978</text:p>
          </table:table-cell>
          <table:table-cell office:value-type="float" office:value="75.181503" calcext:value-type="float">
            <text:p>75.181503</text:p>
          </table:table-cell>
          <table:table-cell/>
          <table:table-cell table:formula="of:=COS([.G15]) - SIN([.H15]) + SIN([.G16]) + COS([.H16])" office:value-type="float" office:value="2.79491689493154" calcext:value-type="float">
            <text:p>2.79491689493154</text:p>
          </table:table-cell>
          <table:table-cell table:formula="of:=COS([.F14]) + SIN([.H14]) - SIN([.F16]) + COS([.H16])" office:value-type="float" office:value="2.16393692894263" calcext:value-type="float">
            <text:p>2.16393692894263</text:p>
          </table:table-cell>
          <table:table-cell table:formula="of:=COS([.F14]) - SIN([.G14]) + SIN([.F15]) + COS([.G15])" office:value-type="float" office:value="2.79356014604305" calcext:value-type="float">
            <text:p>2.79356014604305</text:p>
          </table:table-cell>
          <table:table-cell/>
          <table:table-cell table:formula="of:=[.I14]" office:value-type="float" office:value="75.181503" calcext:value-type="float">
            <text:p>75.181503</text:p>
          </table:table-cell>
          <table:table-cell table:formula="of:=[.I15]" office:value-type="float" office:value="73.225212" calcext:value-type="float">
            <text:p>73.225212</text:p>
          </table:table-cell>
          <table:table-cell table:formula="of:=[.I16]" office:value-type="float" office:value="131.552124" calcext:value-type="float">
            <text:p>131.552124</text:p>
          </table:table-cell>
          <table:table-cell/>
          <table:table-cell table:formula="of:=[.F14]" office:value-type="float" office:value="0.671972" calcext:value-type="float">
            <text:p>0.671972</text:p>
          </table:table-cell>
          <table:table-cell table:formula="of:=[.G15]" office:value-type="float" office:value="0.48342" calcext:value-type="float">
            <text:p>0.48342</text:p>
          </table:table-cell>
          <table:table-cell table:formula="of:=[.H16]" office:value-type="float" office:value="0.671455" calcext:value-type="float">
            <text:p>0.671455</text:p>
          </table:table-cell>
          <table:table-cell/>
          <table:table-cell office:value-type="float" office:value="4.454339" calcext:value-type="float">
            <text:p>4.454339</text:p>
          </table:table-cell>
        </table:table-row>
        <table:table-row table:style-name="ro1">
          <table:table-cell table:number-columns-repeated="5"/>
          <table:table-cell office:value-type="float" office:value="0.738557" calcext:value-type="float">
            <text:p>0.738557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-0.470131" calcext:value-type="float">
            <text:p>-0.470131</text:p>
          </table:table-cell>
          <table:table-cell office:value-type="float" office:value="73.225212" calcext:value-type="float">
            <text:p>73.22521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56317" calcext:value-type="float">
            <text:p>-0.056317</text:p>
          </table:table-cell>
          <table:table-cell office:value-type="float" office:value="0.73905" calcext:value-type="float">
            <text:p>0.73905</text:p>
          </table:table-cell>
          <table:table-cell office:value-type="float" office:value="0.671455" calcext:value-type="float">
            <text:p>0.671455</text:p>
          </table:table-cell>
          <table:table-cell office:value-type="float" office:value="131.552124" calcext:value-type="float">
            <text:p>131.55212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302</text:p>
          </table:table-cell>
          <table:table-cell/>
          <table:table-cell office:value-type="string" calcext:value-type="string">
            <text:p>0.375935,-0.483338,0.790829,98.702133,0.866439,-0.119776,-0.485075,38.374565,0.329105,0.867435,0.373698,228.131638,0.000000,0.000000,0.000000,1.000000</text:p>
          </table:table-cell>
          <table:table-cell/>
          <table:table-cell office:value-type="float" office:value="0.375935" calcext:value-type="float">
            <text:p>0.375935</text:p>
          </table:table-cell>
          <table:table-cell office:value-type="float" office:value="-0.483338" calcext:value-type="float">
            <text:p>-0.483338</text:p>
          </table:table-cell>
          <table:table-cell office:value-type="float" office:value="0.790829" calcext:value-type="float">
            <text:p>0.790829</text:p>
          </table:table-cell>
          <table:table-cell office:value-type="float" office:value="98.702133" calcext:value-type="float">
            <text:p>98.702133</text:p>
          </table:table-cell>
          <table:table-cell/>
          <table:table-cell table:formula="of:=COS([.G20]) - SIN([.H20]) + SIN([.G21]) + COS([.H21])" office:value-type="float" office:value="3.15276629955035" calcext:value-type="float">
            <text:p>3.15276629955035</text:p>
          </table:table-cell>
          <table:table-cell table:formula="of:=COS([.F19]) + SIN([.H19]) - SIN([.F21]) + COS([.H21])" office:value-type="float" office:value="2.24888879551982" calcext:value-type="float">
            <text:p>2.24888879551982</text:p>
          </table:table-cell>
          <table:table-cell table:formula="of:=COS([.F19]) - SIN([.G19]) + SIN([.F20]) + COS([.G20])" office:value-type="float" office:value="3.14976543178908" calcext:value-type="float">
            <text:p>3.14976543178908</text:p>
          </table:table-cell>
          <table:table-cell/>
          <table:table-cell table:formula="of:=[.I19]" office:value-type="float" office:value="98.702133" calcext:value-type="float">
            <text:p>98.702133</text:p>
          </table:table-cell>
          <table:table-cell table:formula="of:=[.I20]" office:value-type="float" office:value="38.374565" calcext:value-type="float">
            <text:p>38.374565</text:p>
          </table:table-cell>
          <table:table-cell table:formula="of:=[.I21]" office:value-type="float" office:value="228.131638" calcext:value-type="float">
            <text:p>228.131638</text:p>
          </table:table-cell>
          <table:table-cell/>
          <table:table-cell table:formula="of:=[.F19]" office:value-type="float" office:value="0.375935" calcext:value-type="float">
            <text:p>0.375935</text:p>
          </table:table-cell>
          <table:table-cell table:formula="of:=[.G20]" office:value-type="float" office:value="-0.119776" calcext:value-type="float">
            <text:p>-0.119776</text:p>
          </table:table-cell>
          <table:table-cell table:formula="of:=[.H21]" office:value-type="float" office:value="0.373698" calcext:value-type="float">
            <text:p>0.373698</text:p>
          </table:table-cell>
          <table:table-cell/>
          <table:table-cell office:value-type="float" office:value="6.954029" calcext:value-type="float">
            <text:p>6.954029</text:p>
          </table:table-cell>
        </table:table-row>
        <table:table-row table:style-name="ro1">
          <table:table-cell table:number-columns-repeated="5"/>
          <table:table-cell office:value-type="float" office:value="0.866439" calcext:value-type="float">
            <text:p>0.866439</text:p>
          </table:table-cell>
          <table:table-cell office:value-type="float" office:value="-0.119776" calcext:value-type="float">
            <text:p>-0.119776</text:p>
          </table:table-cell>
          <table:table-cell office:value-type="float" office:value="-0.485075" calcext:value-type="float">
            <text:p>-0.485075</text:p>
          </table:table-cell>
          <table:table-cell office:value-type="float" office:value="38.374565" calcext:value-type="float">
            <text:p>38.37456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329105" calcext:value-type="float">
            <text:p>0.329105</text:p>
          </table:table-cell>
          <table:table-cell office:value-type="float" office:value="0.867435" calcext:value-type="float">
            <text:p>0.867435</text:p>
          </table:table-cell>
          <table:table-cell office:value-type="float" office:value="0.373698" calcext:value-type="float">
            <text:p>0.373698</text:p>
          </table:table-cell>
          <table:table-cell office:value-type="float" office:value="228.131638" calcext:value-type="float">
            <text:p>228.13163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402</text:p>
          </table:table-cell>
          <table:table-cell/>
          <table:table-cell office:value-type="string" calcext:value-type="string">
            <text:p>0.122790,-0.327004,0.937334,141.272659,0.632855,-0.702022,-0.327801,-76.090965,0.764889,0.633288,0.120706,293.775726,0.000000,0.000000,0.000000,1.000000</text:p>
          </table:table-cell>
          <table:table-cell/>
          <table:table-cell office:value-type="float" office:value="0.12279" calcext:value-type="float">
            <text:p>0.12279</text:p>
          </table:table-cell>
          <table:table-cell office:value-type="float" office:value="-0.327004" calcext:value-type="float">
            <text:p>-0.327004</text:p>
          </table:table-cell>
          <table:table-cell office:value-type="float" office:value="0.937334" calcext:value-type="float">
            <text:p>0.937334</text:p>
          </table:table-cell>
          <table:table-cell office:value-type="float" office:value="141.272659" calcext:value-type="float">
            <text:p>141.272659</text:p>
          </table:table-cell>
          <table:table-cell/>
          <table:table-cell table:formula="of:=COS([.G25]) - SIN([.H25]) + SIN([.G26]) + COS([.H26])" office:value-type="float" office:value="2.67002215059018" calcext:value-type="float">
            <text:p>2.67002215059018</text:p>
          </table:table-cell>
          <table:table-cell table:formula="of:=COS([.F24]) + SIN([.H24]) - SIN([.F26]) + COS([.H26])" office:value-type="float" office:value="2.09872058344424" calcext:value-type="float">
            <text:p>2.09872058344424</text:p>
          </table:table-cell>
          <table:table-cell table:formula="of:=COS([.F24]) - SIN([.G24]) + SIN([.F25]) + COS([.G25])" office:value-type="float" office:value="2.66866529940359" calcext:value-type="float">
            <text:p>2.66866529940359</text:p>
          </table:table-cell>
          <table:table-cell/>
          <table:table-cell table:formula="of:=[.I24]" office:value-type="float" office:value="141.272659" calcext:value-type="float">
            <text:p>141.272659</text:p>
          </table:table-cell>
          <table:table-cell table:formula="of:=[.I25]" office:value-type="float" office:value="-76.090965" calcext:value-type="float">
            <text:p>-76.090965</text:p>
          </table:table-cell>
          <table:table-cell table:formula="of:=[.I26]" office:value-type="float" office:value="293.775726" calcext:value-type="float">
            <text:p>293.775726</text:p>
          </table:table-cell>
          <table:table-cell/>
          <table:table-cell table:formula="of:=[.F24]" office:value-type="float" office:value="0.12279" calcext:value-type="float">
            <text:p>0.12279</text:p>
          </table:table-cell>
          <table:table-cell table:formula="of:=[.G25]" office:value-type="float" office:value="-0.702022" calcext:value-type="float">
            <text:p>-0.702022</text:p>
          </table:table-cell>
          <table:table-cell table:formula="of:=[.H26]" office:value-type="float" office:value="0.120706" calcext:value-type="float">
            <text:p>0.120706</text:p>
          </table:table-cell>
          <table:table-cell/>
          <table:table-cell office:value-type="float" office:value="6.681567" calcext:value-type="float">
            <text:p>6.681567</text:p>
          </table:table-cell>
        </table:table-row>
        <table:table-row table:style-name="ro1">
          <table:table-cell table:number-columns-repeated="5"/>
          <table:table-cell office:value-type="float" office:value="0.632855" calcext:value-type="float">
            <text:p>0.632855</text:p>
          </table:table-cell>
          <table:table-cell office:value-type="float" office:value="-0.702022" calcext:value-type="float">
            <text:p>-0.702022</text:p>
          </table:table-cell>
          <table:table-cell office:value-type="float" office:value="-0.327801" calcext:value-type="float">
            <text:p>-0.327801</text:p>
          </table:table-cell>
          <table:table-cell office:value-type="float" office:value="-76.090965" calcext:value-type="float">
            <text:p>-76.09096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764889" calcext:value-type="float">
            <text:p>0.764889</text:p>
          </table:table-cell>
          <table:table-cell office:value-type="float" office:value="0.633288" calcext:value-type="float">
            <text:p>0.633288</text:p>
          </table:table-cell>
          <table:table-cell office:value-type="float" office:value="0.120706" calcext:value-type="float">
            <text:p>0.120706</text:p>
          </table:table-cell>
          <table:table-cell office:value-type="float" office:value="293.775726" calcext:value-type="float">
            <text:p>293.77572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502</text:p>
          </table:table-cell>
          <table:table-cell/>
          <table:table-cell office:value-type="string" calcext:value-type="string">
            <text:p>0.003803,-0.054994,0.998910,228.461227,0.108514,-0.993106,-0.055124,-226.333984,0.994549,0.108536,0.002167,266.918427,0.000000,0.000000,0.000000,1.000000</text:p>
          </table:table-cell>
          <table:table-cell/>
          <table:table-cell office:value-type="float" office:value="0.003803" calcext:value-type="float">
            <text:p>0.003803</text:p>
          </table:table-cell>
          <table:table-cell office:value-type="float" office:value="-0.054994" calcext:value-type="float">
            <text:p>-0.054994</text:p>
          </table:table-cell>
          <table:table-cell office:value-type="float" office:value="0.99891" calcext:value-type="float">
            <text:p>0.99891</text:p>
          </table:table-cell>
          <table:table-cell office:value-type="float" office:value="228.461227" calcext:value-type="float">
            <text:p>228.461227</text:p>
          </table:table-cell>
          <table:table-cell/>
          <table:table-cell table:formula="of:=COS([.G30]) - SIN([.H30]) + SIN([.G31]) + COS([.H31])" office:value-type="float" office:value="1.70950729254276" calcext:value-type="float">
            <text:p>1.70950729254276</text:p>
          </table:table-cell>
          <table:table-cell table:formula="of:=COS([.F29]) + SIN([.H29]) - SIN([.F31]) + COS([.H31])" office:value-type="float" office:value="2.00235866612356" calcext:value-type="float">
            <text:p>2.00235866612356</text:p>
          </table:table-cell>
          <table:table-cell table:formula="of:=COS([.F29]) - SIN([.G29]) + SIN([.F30]) + COS([.G30])" office:value-type="float" office:value="1.70935073551528" calcext:value-type="float">
            <text:p>1.70935073551528</text:p>
          </table:table-cell>
          <table:table-cell/>
          <table:table-cell table:formula="of:=[.I29]" office:value-type="float" office:value="228.461227" calcext:value-type="float">
            <text:p>228.461227</text:p>
          </table:table-cell>
          <table:table-cell table:formula="of:=[.I30]" office:value-type="float" office:value="-226.333984" calcext:value-type="float">
            <text:p>-226.333984</text:p>
          </table:table-cell>
          <table:table-cell table:formula="of:=[.I31]" office:value-type="float" office:value="266.918427" calcext:value-type="float">
            <text:p>266.918427</text:p>
          </table:table-cell>
          <table:table-cell/>
          <table:table-cell table:formula="of:=[.F29]" office:value-type="float" office:value="0.003803" calcext:value-type="float">
            <text:p>0.003803</text:p>
          </table:table-cell>
          <table:table-cell table:formula="of:=[.G30]" office:value-type="float" office:value="-0.993106" calcext:value-type="float">
            <text:p>-0.993106</text:p>
          </table:table-cell>
          <table:table-cell table:formula="of:=[.H31]" office:value-type="float" office:value="0.002167" calcext:value-type="float">
            <text:p>0.002167</text:p>
          </table:table-cell>
          <table:table-cell/>
          <table:table-cell office:value-type="float" office:value="5.575036" calcext:value-type="float">
            <text:p>5.575036</text:p>
          </table:table-cell>
        </table:table-row>
        <table:table-row table:style-name="ro1">
          <table:table-cell table:number-columns-repeated="5"/>
          <table:table-cell office:value-type="float" office:value="0.108514" calcext:value-type="float">
            <text:p>0.108514</text:p>
          </table:table-cell>
          <table:table-cell office:value-type="float" office:value="-0.993106" calcext:value-type="float">
            <text:p>-0.993106</text:p>
          </table:table-cell>
          <table:table-cell office:value-type="float" office:value="-0.055124" calcext:value-type="float">
            <text:p>-0.055124</text:p>
          </table:table-cell>
          <table:table-cell office:value-type="float" office:value="-226.333984" calcext:value-type="float">
            <text:p>-226.33398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994549" calcext:value-type="float">
            <text:p>0.994549</text:p>
          </table:table-cell>
          <table:table-cell office:value-type="float" office:value="0.108536" calcext:value-type="float">
            <text:p>0.108536</text:p>
          </table:table-cell>
          <table:table-cell office:value-type="float" office:value="0.002167" calcext:value-type="float">
            <text:p>0.002167</text:p>
          </table:table-cell>
          <table:table-cell office:value-type="float" office:value="266.918427" calcext:value-type="float">
            <text:p>266.91842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602</text:p>
          </table:table-cell>
          <table:table-cell/>
          <table:table-cell office:value-type="string" calcext:value-type="string">
            <text:p>0.060453,0.237311,0.970113,366.517975,-0.468455,-0.851697,0.237462,-312.953827,0.882059,-0.468636,0.059590,137.096161,0.000000,0.000000,0.000000,1.000000</text:p>
          </table:table-cell>
          <table:table-cell/>
          <table:table-cell office:value-type="float" office:value="0.060453" calcext:value-type="float">
            <text:p>0.060453</text:p>
          </table:table-cell>
          <table:table-cell office:value-type="float" office:value="0.237311" calcext:value-type="float">
            <text:p>0.237311</text:p>
          </table:table-cell>
          <table:table-cell office:value-type="float" office:value="0.970113" calcext:value-type="float">
            <text:p>0.970113</text:p>
          </table:table-cell>
          <table:table-cell office:value-type="float" office:value="366.517975" calcext:value-type="float">
            <text:p>366.517975</text:p>
          </table:table-cell>
          <table:table-cell/>
          <table:table-cell table:formula="of:=COS([.G35]) - SIN([.H35]) + SIN([.G36]) + COS([.H36])" office:value-type="float" office:value="0.970025941580834" calcext:value-type="float">
            <text:p>0.970025941580834</text:p>
          </table:table-cell>
          <table:table-cell table:formula="of:=COS([.F34]) + SIN([.H34]) - SIN([.F36]) + COS([.H36])" office:value-type="float" office:value="2.04929876360653" calcext:value-type="float">
            <text:p>2.04929876360653</text:p>
          </table:table-cell>
          <table:table-cell table:formula="of:=COS([.F34]) - SIN([.G34]) + SIN([.F35]) + COS([.G35])" office:value-type="float" office:value="0.970282432381484" calcext:value-type="float">
            <text:p>0.970282432381484</text:p>
          </table:table-cell>
          <table:table-cell/>
          <table:table-cell table:formula="of:=[.I34]" office:value-type="float" office:value="366.517975" calcext:value-type="float">
            <text:p>366.517975</text:p>
          </table:table-cell>
          <table:table-cell table:formula="of:=[.I35]" office:value-type="float" office:value="-312.953827" calcext:value-type="float">
            <text:p>-312.953827</text:p>
          </table:table-cell>
          <table:table-cell table:formula="of:=[.I36]" office:value-type="float" office:value="137.096161" calcext:value-type="float">
            <text:p>137.096161</text:p>
          </table:table-cell>
          <table:table-cell/>
          <table:table-cell table:formula="of:=[.F34]" office:value-type="float" office:value="0.060453" calcext:value-type="float">
            <text:p>0.060453</text:p>
          </table:table-cell>
          <table:table-cell table:formula="of:=[.G35]" office:value-type="float" office:value="-0.851697" calcext:value-type="float">
            <text:p>-0.851697</text:p>
          </table:table-cell>
          <table:table-cell table:formula="of:=[.H36]" office:value-type="float" office:value="0.05959" calcext:value-type="float">
            <text:p>0.05959</text:p>
          </table:table-cell>
          <table:table-cell/>
          <table:table-cell office:value-type="float" office:value="4.67522" calcext:value-type="float">
            <text:p>4.67522</text:p>
          </table:table-cell>
        </table:table-row>
        <table:table-row table:style-name="ro1">
          <table:table-cell table:number-columns-repeated="5"/>
          <table:table-cell office:value-type="float" office:value="-0.468455" calcext:value-type="float">
            <text:p>-0.468455</text:p>
          </table:table-cell>
          <table:table-cell office:value-type="float" office:value="-0.851697" calcext:value-type="float">
            <text:p>-0.851697</text:p>
          </table:table-cell>
          <table:table-cell office:value-type="float" office:value="0.237462" calcext:value-type="float">
            <text:p>0.237462</text:p>
          </table:table-cell>
          <table:table-cell office:value-type="float" office:value="-312.953827" calcext:value-type="float">
            <text:p>-312.95382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882059" calcext:value-type="float">
            <text:p>0.882059</text:p>
          </table:table-cell>
          <table:table-cell office:value-type="float" office:value="-0.468636" calcext:value-type="float">
            <text:p>-0.468636</text:p>
          </table:table-cell>
          <table:table-cell office:value-type="float" office:value="0.05959" calcext:value-type="float">
            <text:p>0.05959</text:p>
          </table:table-cell>
          <table:table-cell office:value-type="float" office:value="137.096161" calcext:value-type="float">
            <text:p>137.09616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702</text:p>
          </table:table-cell>
          <table:table-cell/>
          <table:table-cell office:value-type="string" calcext:value-type="string">
            <text:p>0.273941,0.445629,0.852996,530.019531,-0.825690,-0.346828,0.446316,-245.346451,0.494431,-0.826186,0.272647,-19.574766,0.000000,0.000000,0.000000,1.000000</text:p>
          </table:table-cell>
          <table:table-cell/>
          <table:table-cell office:value-type="float" office:value="0.273941" calcext:value-type="float">
            <text:p>0.273941</text:p>
          </table:table-cell>
          <table:table-cell office:value-type="float" office:value="0.445629" calcext:value-type="float">
            <text:p>0.445629</text:p>
          </table:table-cell>
          <table:table-cell office:value-type="float" office:value="0.852996" calcext:value-type="float">
            <text:p>0.852996</text:p>
          </table:table-cell>
          <table:table-cell office:value-type="float" office:value="530.019531" calcext:value-type="float">
            <text:p>530.019531</text:p>
          </table:table-cell>
          <table:table-cell/>
          <table:table-cell table:formula="of:=COS([.G40]) - SIN([.H40]) + SIN([.G41]) + COS([.H41])" office:value-type="float" office:value="0.736519762918977" calcext:value-type="float">
            <text:p>0.736519762918977</text:p>
          </table:table-cell>
          <table:table-cell table:formula="of:=COS([.F39]) + SIN([.H39]) - SIN([.F41]) + COS([.H41])" office:value-type="float" office:value="2.20449717654015" calcext:value-type="float">
            <text:p>2.20449717654015</text:p>
          </table:table-cell>
          <table:table-cell table:formula="of:=COS([.F39]) - SIN([.G39]) + SIN([.F40]) + COS([.G40])" office:value-type="float" office:value="0.73712653431867" calcext:value-type="float">
            <text:p>0.73712653431867</text:p>
          </table:table-cell>
          <table:table-cell/>
          <table:table-cell table:formula="of:=[.I39]" office:value-type="float" office:value="530.019531" calcext:value-type="float">
            <text:p>530.019531</text:p>
          </table:table-cell>
          <table:table-cell table:formula="of:=[.I40]" office:value-type="float" office:value="-245.346451" calcext:value-type="float">
            <text:p>-245.346451</text:p>
          </table:table-cell>
          <table:table-cell table:formula="of:=[.I41]" office:value-type="float" office:value="-19.574766" calcext:value-type="float">
            <text:p>-19.574766</text:p>
          </table:table-cell>
          <table:table-cell/>
          <table:table-cell table:formula="of:=[.F39]" office:value-type="float" office:value="0.273941" calcext:value-type="float">
            <text:p>0.273941</text:p>
          </table:table-cell>
          <table:table-cell table:formula="of:=[.G40]" office:value-type="float" office:value="-0.346828" calcext:value-type="float">
            <text:p>-0.346828</text:p>
          </table:table-cell>
          <table:table-cell table:formula="of:=[.H41]" office:value-type="float" office:value="0.272647" calcext:value-type="float">
            <text:p>0.272647</text:p>
          </table:table-cell>
          <table:table-cell/>
          <table:table-cell office:value-type="float" office:value="5.543077" calcext:value-type="float">
            <text:p>5.543077</text:p>
          </table:table-cell>
        </table:table-row>
        <table:table-row table:style-name="ro1">
          <table:table-cell table:number-columns-repeated="5"/>
          <table:table-cell office:value-type="float" office:value="-0.82569" calcext:value-type="float">
            <text:p>-0.82569</text:p>
          </table:table-cell>
          <table:table-cell office:value-type="float" office:value="-0.346828" calcext:value-type="float">
            <text:p>-0.346828</text:p>
          </table:table-cell>
          <table:table-cell office:value-type="float" office:value="0.446316" calcext:value-type="float">
            <text:p>0.446316</text:p>
          </table:table-cell>
          <table:table-cell office:value-type="float" office:value="-245.346451" calcext:value-type="float">
            <text:p>-245.346451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494431" calcext:value-type="float">
            <text:p>0.494431</text:p>
          </table:table-cell>
          <table:table-cell office:value-type="float" office:value="-0.826186" calcext:value-type="float">
            <text:p>-0.826186</text:p>
          </table:table-cell>
          <table:table-cell office:value-type="float" office:value="0.272647" calcext:value-type="float">
            <text:p>0.272647</text:p>
          </table:table-cell>
          <table:table-cell office:value-type="float" office:value="-19.574766" calcext:value-type="float">
            <text:p>-19.57476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802</text:p>
          </table:table-cell>
          <table:table-cell/>
          <table:table-cell office:value-type="string" calcext:value-type="string">
            <text:p>0.566876,0.495055,0.659555,662.941589,-0.822437,0.280457,0.496438,-17.985527,0.060765,-0.823389,0.565556,-75.215591,0.000000,0.000000,0.000000,1.000000</text:p>
          </table:table-cell>
          <table:table-cell/>
          <table:table-cell office:value-type="float" office:value="0.566876" calcext:value-type="float">
            <text:p>0.566876</text:p>
          </table:table-cell>
          <table:table-cell office:value-type="float" office:value="0.495055" calcext:value-type="float">
            <text:p>0.495055</text:p>
          </table:table-cell>
          <table:table-cell office:value-type="float" office:value="0.659555" calcext:value-type="float">
            <text:p>0.659555</text:p>
          </table:table-cell>
          <table:table-cell office:value-type="float" office:value="662.941589" calcext:value-type="float">
            <text:p>662.941589</text:p>
          </table:table-cell>
          <table:table-cell/>
          <table:table-cell table:formula="of:=COS([.G45]) - SIN([.H45]) + SIN([.G46]) + COS([.H46])" office:value-type="float" office:value="0.595469593176294" calcext:value-type="float">
            <text:p>0.595469593176294</text:p>
          </table:table-cell>
          <table:table-cell table:formula="of:=COS([.F44]) + SIN([.H44]) - SIN([.F46]) + COS([.H46])" office:value-type="float" office:value="2.23991108589231" calcext:value-type="float">
            <text:p>2.23991108589231</text:p>
          </table:table-cell>
          <table:table-cell table:formula="of:=COS([.F44]) - SIN([.G44]) + SIN([.F45]) + COS([.G45])" office:value-type="float" office:value="0.596625439285993" calcext:value-type="float">
            <text:p>0.596625439285993</text:p>
          </table:table-cell>
          <table:table-cell/>
          <table:table-cell table:formula="of:=[.I44]" office:value-type="float" office:value="662.941589" calcext:value-type="float">
            <text:p>662.941589</text:p>
          </table:table-cell>
          <table:table-cell table:formula="of:=[.I45]" office:value-type="float" office:value="-17.985527" calcext:value-type="float">
            <text:p>-17.985527</text:p>
          </table:table-cell>
          <table:table-cell table:formula="of:=[.I46]" office:value-type="float" office:value="-75.215591" calcext:value-type="float">
            <text:p>-75.215591</text:p>
          </table:table-cell>
          <table:table-cell/>
          <table:table-cell table:formula="of:=[.F44]" office:value-type="float" office:value="0.566876" calcext:value-type="float">
            <text:p>0.566876</text:p>
          </table:table-cell>
          <table:table-cell table:formula="of:=[.G45]" office:value-type="float" office:value="0.280457" calcext:value-type="float">
            <text:p>0.280457</text:p>
          </table:table-cell>
          <table:table-cell table:formula="of:=[.H46]" office:value-type="float" office:value="0.565556" calcext:value-type="float">
            <text:p>0.565556</text:p>
          </table:table-cell>
          <table:table-cell/>
          <table:table-cell office:value-type="float" office:value="4.512448" calcext:value-type="float">
            <text:p>4.512448</text:p>
          </table:table-cell>
        </table:table-row>
        <table:table-row table:style-name="ro1">
          <table:table-cell table:number-columns-repeated="5"/>
          <table:table-cell office:value-type="float" office:value="-0.822437" calcext:value-type="float">
            <text:p>-0.822437</text:p>
          </table:table-cell>
          <table:table-cell office:value-type="float" office:value="0.280457" calcext:value-type="float">
            <text:p>0.280457</text:p>
          </table:table-cell>
          <table:table-cell office:value-type="float" office:value="0.496438" calcext:value-type="float">
            <text:p>0.496438</text:p>
          </table:table-cell>
          <table:table-cell office:value-type="float" office:value="-17.985527" calcext:value-type="float">
            <text:p>-17.98552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60765" calcext:value-type="float">
            <text:p>0.060765</text:p>
          </table:table-cell>
          <table:table-cell office:value-type="float" office:value="-0.823389" calcext:value-type="float">
            <text:p>-0.823389</text:p>
          </table:table-cell>
          <table:table-cell office:value-type="float" office:value="0.565556" calcext:value-type="float">
            <text:p>0.565556</text:p>
          </table:table-cell>
          <table:table-cell office:value-type="float" office:value="-75.215591" calcext:value-type="float">
            <text:p>-75.21559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902</text:p>
          </table:table-cell>
          <table:table-cell/>
          <table:table-cell office:value-type="string" calcext:value-type="string">
            <text:p>0.837078,0.370104,0.404996,698.559570,-0.520226,0.770289,0.371529,268.522614,-0.174302,-0.521266,0.836378,61.129768,0.000000,0.000000,0.000000,1.000000</text:p>
          </table:table-cell>
          <table:table-cell/>
          <table:table-cell office:value-type="float" office:value="0.837078" calcext:value-type="float">
            <text:p>0.837078</text:p>
          </table:table-cell>
          <table:table-cell office:value-type="float" office:value="0.370104" calcext:value-type="float">
            <text:p>0.370104</text:p>
          </table:table-cell>
          <table:table-cell office:value-type="float" office:value="0.404996" calcext:value-type="float">
            <text:p>0.404996</text:p>
          </table:table-cell>
          <table:table-cell office:value-type="float" office:value="698.55957" calcext:value-type="float">
            <text:p>698.55957</text:p>
          </table:table-cell>
          <table:table-cell/>
          <table:table-cell table:formula="of:=COS([.G50]) - SIN([.H50]) + SIN([.G51]) + COS([.H51])" office:value-type="float" office:value="0.526846060030949" calcext:value-type="float">
            <text:p>0.526846060030949</text:p>
          </table:table-cell>
          <table:table-cell table:formula="of:=COS([.F49]) + SIN([.H49]) - SIN([.F51]) + COS([.H51])" office:value-type="float" office:value="1.90722719973279" calcext:value-type="float">
            <text:p>1.90722719973279</text:p>
          </table:table-cell>
          <table:table-cell table:formula="of:=COS([.F49]) - SIN([.G49]) + SIN([.F50]) + COS([.G50])" office:value-type="float" office:value="0.528556632725803" calcext:value-type="float">
            <text:p>0.528556632725803</text:p>
          </table:table-cell>
          <table:table-cell/>
          <table:table-cell table:formula="of:=[.I49]" office:value-type="float" office:value="698.55957" calcext:value-type="float">
            <text:p>698.55957</text:p>
          </table:table-cell>
          <table:table-cell table:formula="of:=[.I50]" office:value-type="float" office:value="268.522614" calcext:value-type="float">
            <text:p>268.522614</text:p>
          </table:table-cell>
          <table:table-cell table:formula="of:=[.I51]" office:value-type="float" office:value="61.129768" calcext:value-type="float">
            <text:p>61.129768</text:p>
          </table:table-cell>
          <table:table-cell/>
          <table:table-cell table:formula="of:=[.F49]" office:value-type="float" office:value="0.837078" calcext:value-type="float">
            <text:p>0.837078</text:p>
          </table:table-cell>
          <table:table-cell table:formula="of:=[.G50]" office:value-type="float" office:value="0.770289" calcext:value-type="float">
            <text:p>0.770289</text:p>
          </table:table-cell>
          <table:table-cell table:formula="of:=[.H51]" office:value-type="float" office:value="0.836378" calcext:value-type="float">
            <text:p>0.836378</text:p>
          </table:table-cell>
          <table:table-cell/>
          <table:table-cell office:value-type="float" office:value="3.19412" calcext:value-type="float">
            <text:p>3.19412</text:p>
          </table:table-cell>
        </table:table-row>
        <table:table-row table:style-name="ro1">
          <table:table-cell table:number-columns-repeated="5"/>
          <table:table-cell office:value-type="float" office:value="-0.520226" calcext:value-type="float">
            <text:p>-0.520226</text:p>
          </table:table-cell>
          <table:table-cell office:value-type="float" office:value="0.770289" calcext:value-type="float">
            <text:p>0.770289</text:p>
          </table:table-cell>
          <table:table-cell office:value-type="float" office:value="0.371529" calcext:value-type="float">
            <text:p>0.371529</text:p>
          </table:table-cell>
          <table:table-cell office:value-type="float" office:value="268.522614" calcext:value-type="float">
            <text:p>268.52261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74302" calcext:value-type="float">
            <text:p>-0.174302</text:p>
          </table:table-cell>
          <table:table-cell office:value-type="float" office:value="-0.521266" calcext:value-type="float">
            <text:p>-0.521266</text:p>
          </table:table-cell>
          <table:table-cell office:value-type="float" office:value="0.836378" calcext:value-type="float">
            <text:p>0.836378</text:p>
          </table:table-cell>
          <table:table-cell office:value-type="float" office:value="61.129768" calcext:value-type="float">
            <text:p>61.12976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02</text:p>
          </table:table-cell>
          <table:table-cell/>
          <table:table-cell office:value-type="string" calcext:value-type="string">
            <text:p>0.987974,0.113688,0.113471,585.573181,-0.126651,0.986510,0.114097,468.351837,-0.098858,-0.126915,0.987923,365.996643,0.000000,0.000000,0.000000,1.000000</text:p>
          </table:table-cell>
          <table:table-cell/>
          <table:table-cell office:value-type="float" office:value="0.987974" calcext:value-type="float">
            <text:p>0.987974</text:p>
          </table:table-cell>
          <table:table-cell office:value-type="float" office:value="0.113688" calcext:value-type="float">
            <text:p>0.113688</text:p>
          </table:table-cell>
          <table:table-cell office:value-type="float" office:value="0.113471" calcext:value-type="float">
            <text:p>0.113471</text:p>
          </table:table-cell>
          <table:table-cell office:value-type="float" office:value="585.573181" calcext:value-type="float">
            <text:p>585.573181</text:p>
          </table:table-cell>
          <table:table-cell/>
          <table:table-cell table:formula="of:=COS([.G55]) - SIN([.H55]) + SIN([.G56]) + COS([.H56])" office:value-type="float" office:value="0.86160517717095" calcext:value-type="float">
            <text:p>0.86160517717095</text:p>
          </table:table-cell>
          <table:table-cell table:formula="of:=COS([.F54]) + SIN([.H54]) - SIN([.F56]) + COS([.H56])" office:value-type="float" office:value="1.31273233501341" calcext:value-type="float">
            <text:p>1.31273233501341</text:p>
          </table:table-cell>
          <table:table-cell table:formula="of:=COS([.F54]) - SIN([.G54]) + SIN([.F55]) + COS([.G55])" office:value-type="float" office:value="0.862230828615678" calcext:value-type="float">
            <text:p>0.862230828615678</text:p>
          </table:table-cell>
          <table:table-cell/>
          <table:table-cell table:formula="of:=[.I54]" office:value-type="float" office:value="585.573181" calcext:value-type="float">
            <text:p>585.573181</text:p>
          </table:table-cell>
          <table:table-cell table:formula="of:=[.I55]" office:value-type="float" office:value="468.351837" calcext:value-type="float">
            <text:p>468.351837</text:p>
          </table:table-cell>
          <table:table-cell table:formula="of:=[.I56]" office:value-type="float" office:value="365.996643" calcext:value-type="float">
            <text:p>365.996643</text:p>
          </table:table-cell>
          <table:table-cell/>
          <table:table-cell table:formula="of:=[.F54]" office:value-type="float" office:value="0.987974" calcext:value-type="float">
            <text:p>0.987974</text:p>
          </table:table-cell>
          <table:table-cell table:formula="of:=[.G55]" office:value-type="float" office:value="0.98651" calcext:value-type="float">
            <text:p>0.98651</text:p>
          </table:table-cell>
          <table:table-cell table:formula="of:=[.H56]" office:value-type="float" office:value="0.987923" calcext:value-type="float">
            <text:p>0.987923</text:p>
          </table:table-cell>
          <table:table-cell/>
          <table:table-cell office:value-type="float" office:value="2.214956" calcext:value-type="float">
            <text:p>2.214956</text:p>
          </table:table-cell>
        </table:table-row>
        <table:table-row table:style-name="ro1">
          <table:table-cell table:number-columns-repeated="5"/>
          <table:table-cell office:value-type="float" office:value="-0.126651" calcext:value-type="float">
            <text:p>-0.126651</text:p>
          </table:table-cell>
          <table:table-cell office:value-type="float" office:value="0.98651" calcext:value-type="float">
            <text:p>0.98651</text:p>
          </table:table-cell>
          <table:table-cell office:value-type="float" office:value="0.114097" calcext:value-type="float">
            <text:p>0.114097</text:p>
          </table:table-cell>
          <table:table-cell office:value-type="float" office:value="468.351837" calcext:value-type="float">
            <text:p>468.35183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98858" calcext:value-type="float">
            <text:p>-0.098858</text:p>
          </table:table-cell>
          <table:table-cell office:value-type="float" office:value="-0.126915" calcext:value-type="float">
            <text:p>-0.126915</text:p>
          </table:table-cell>
          <table:table-cell office:value-type="float" office:value="0.987923" calcext:value-type="float">
            <text:p>0.987923</text:p>
          </table:table-cell>
          <table:table-cell office:value-type="float" office:value="365.996643" calcext:value-type="float">
            <text:p>365.99664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5:57:21.55459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3T16:36:47.813454699</dc:date>
    <meta:editing-duration>PT26M29S</meta:editing-duration>
    <meta:editing-cycles>5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X Over Time</text:p>
        </chart:title>
        <chart:subtitle svg:x="0cm" svg:y="0cm" chart:style-name="ch3">
          <text:p/>
        </chart:subtitle>
        <chart:plot-area chart:style-name="ch4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046cm" svg:y="1.474cm" svg:width="14.62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09196224660921">
                <text:p>1.09196224660921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1.90520728410881">
                <text:p>1.90520728410881</text:p>
              </table:table-cell>
              <table:table-cell office:value-type="float" office:value="2.79491689493154">
                <text:p>2.79491689493154</text:p>
              </table:table-cell>
              <table:table-cell office:value-type="float" office:value="3.15276629955035">
                <text:p>3.15276629955035</text:p>
              </table:table-cell>
              <table:table-cell office:value-type="float" office:value="2.67002215059018">
                <text:p>2.67002215059018</text:p>
              </table:table-cell>
              <table:table-cell office:value-type="float" office:value="1.70950729254276">
                <text:p>1.70950729254276</text:p>
              </table:table-cell>
              <table:table-cell office:value-type="float" office:value="0.970025941580834">
                <text:p>0.970025941580834</text:p>
              </table:table-cell>
              <table:table-cell office:value-type="float" office:value="0.736519762918977">
                <text:p>0.736519762918977</text:p>
              </table:table-cell>
              <table:table-cell office:value-type="float" office:value="0.595469593176294">
                <text:p>0.595469593176294</text:p>
              </table:table-cell>
              <table:table-cell office:value-type="float" office:value="0.526846060030949">
                <text:p>0.526846060030949</text:p>
              </table:table-cell>
              <table:table-cell office:value-type="float" office:value="0.86160517717095">
                <text:p>0.86160517717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6.296cm" svg:y="0.316cm" chart:style-name="ch2">
          <text:p>Error Over Time</text:p>
        </chart:title>
        <chart:subtitle svg:x="0cm" svg:y="0cm" chart:style-name="ch3">
          <text:p/>
        </chart:subtitle>
        <chart:plot-area chart:style-name="ch4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0.755cm" svg:y="1.474cm" svg:width="14.913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23369">
                <text:p>0.523369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2.701783">
                <text:p>2.701783</text:p>
              </table:table-cell>
              <table:table-cell office:value-type="float" office:value="4.454339">
                <text:p>4.454339</text:p>
              </table:table-cell>
              <table:table-cell office:value-type="float" office:value="6.954029">
                <text:p>6.954029</text:p>
              </table:table-cell>
              <table:table-cell office:value-type="float" office:value="6.681567">
                <text:p>6.681567</text:p>
              </table:table-cell>
              <table:table-cell office:value-type="float" office:value="5.575036">
                <text:p>5.575036</text:p>
              </table:table-cell>
              <table:table-cell office:value-type="float" office:value="4.67522">
                <text:p>4.67522</text:p>
              </table:table-cell>
              <table:table-cell office:value-type="float" office:value="5.543077">
                <text:p>5.543077</text:p>
              </table:table-cell>
              <table:table-cell office:value-type="float" office:value="4.512448">
                <text:p>4.512448</text:p>
              </table:table-cell>
              <table:table-cell office:value-type="float" office:value="3.19412">
                <text:p>3.19412</text:p>
              </table:table-cell>
              <table:table-cell office:value-type="float" office:value="2.214956">
                <text:p>2.21495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768cm" svg:y="0.316cm" chart:style-name="ch2">
          <text:p>Rotation Y Over Time</text:p>
        </chart:title>
        <chart:subtitle svg:x="0cm" svg:y="0cm" chart:style-name="ch3">
          <text:p/>
        </chart:subtitle>
        <chart:plot-area chart:style-name="ch4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046cm" svg:y="1.474cm" svg:width="14.62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0922409249816">
                <text:p>1.0922409249816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1.71050419214738">
                <text:p>1.71050419214738</text:p>
              </table:table-cell>
              <table:table-cell office:value-type="float" office:value="2.16393692894263">
                <text:p>2.16393692894263</text:p>
              </table:table-cell>
              <table:table-cell office:value-type="float" office:value="2.24888879551982">
                <text:p>2.24888879551982</text:p>
              </table:table-cell>
              <table:table-cell office:value-type="float" office:value="2.09872058344424">
                <text:p>2.09872058344424</text:p>
              </table:table-cell>
              <table:table-cell office:value-type="float" office:value="2.00235866612356">
                <text:p>2.00235866612356</text:p>
              </table:table-cell>
              <table:table-cell office:value-type="float" office:value="2.04929876360653">
                <text:p>2.04929876360653</text:p>
              </table:table-cell>
              <table:table-cell office:value-type="float" office:value="2.20449717654015">
                <text:p>2.20449717654015</text:p>
              </table:table-cell>
              <table:table-cell office:value-type="float" office:value="2.23991108589231">
                <text:p>2.23991108589231</text:p>
              </table:table-cell>
              <table:table-cell office:value-type="float" office:value="1.90722719973279">
                <text:p>1.90722719973279</text:p>
              </table:table-cell>
              <table:table-cell office:value-type="float" office:value="1.31273233501341">
                <text:p>1.31273233501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794cm" svg:y="0.316cm" chart:style-name="ch2">
          <text:p>Rotation Z Over Time</text:p>
        </chart:title>
        <chart:subtitle svg:x="0cm" svg:y="0cm" chart:style-name="ch3">
          <text:p/>
        </chart:subtitle>
        <chart:plot-area chart:style-name="ch4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047cm" svg:y="1.474cm" svg:width="14.648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09277975699174">
                <text:p>1.09277975699174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1.90397599339322">
                <text:p>1.90397599339322</text:p>
              </table:table-cell>
              <table:table-cell office:value-type="float" office:value="2.79356014604305">
                <text:p>2.79356014604305</text:p>
              </table:table-cell>
              <table:table-cell office:value-type="float" office:value="3.14976543178908">
                <text:p>3.14976543178908</text:p>
              </table:table-cell>
              <table:table-cell office:value-type="float" office:value="2.66866529940359">
                <text:p>2.66866529940359</text:p>
              </table:table-cell>
              <table:table-cell office:value-type="float" office:value="1.70935073551528">
                <text:p>1.70935073551528</text:p>
              </table:table-cell>
              <table:table-cell office:value-type="float" office:value="0.970282432381484">
                <text:p>0.970282432381484</text:p>
              </table:table-cell>
              <table:table-cell office:value-type="float" office:value="0.73712653431867">
                <text:p>0.73712653431867</text:p>
              </table:table-cell>
              <table:table-cell office:value-type="float" office:value="0.596625439285993">
                <text:p>0.596625439285993</text:p>
              </table:table-cell>
              <table:table-cell office:value-type="float" office:value="0.528556632725803">
                <text:p>0.528556632725803</text:p>
              </table:table-cell>
              <table:table-cell office:value-type="float" office:value="0.862230828615678">
                <text:p>0.862230828615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5.49cm" svg:y="0.316cm" chart:style-name="ch2">
          <text:p>Translation X Over Time</text:p>
        </chart:title>
        <chart:subtitle svg:x="0cm" svg:y="0cm" chart:style-name="ch3">
          <text:p/>
        </chart:subtitle>
        <chart:plot-area chart:style-name="ch4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1.126cm" svg:y="1.474cm" svg:width="14.54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/>
          <chart:series chart:style-name="ch7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2813">
                <text:p>0.92813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45.20512">
                <text:p>45.20512</text:p>
              </table:table-cell>
              <table:table-cell office:value-type="float" office:value="75.181503">
                <text:p>75.181503</text:p>
              </table:table-cell>
              <table:table-cell office:value-type="float" office:value="98.702133">
                <text:p>98.702133</text:p>
              </table:table-cell>
              <table:table-cell office:value-type="float" office:value="141.272659">
                <text:p>141.272659</text:p>
              </table:table-cell>
              <table:table-cell office:value-type="float" office:value="228.461227">
                <text:p>228.461227</text:p>
              </table:table-cell>
              <table:table-cell office:value-type="float" office:value="366.517975">
                <text:p>366.517975</text:p>
              </table:table-cell>
              <table:table-cell office:value-type="float" office:value="530.019531">
                <text:p>530.019531</text:p>
              </table:table-cell>
              <table:table-cell office:value-type="float" office:value="662.941589">
                <text:p>662.941589</text:p>
              </table:table-cell>
              <table:table-cell office:value-type="float" office:value="698.55957">
                <text:p>698.55957</text:p>
              </table:table-cell>
              <table:table-cell office:value-type="float" office:value="585.573181">
                <text:p>585.5731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5.503cm" svg:y="0.316cm" chart:style-name="ch2">
          <text:p>Translation Y Over Time</text:p>
        </chart:title>
        <chart:subtitle svg:x="0cm" svg:y="0cm" chart:style-name="ch3">
          <text:p/>
        </chart:subtitle>
        <chart:plot-area chart:style-name="ch4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1.232cm" svg:y="1.474cm" svg:width="14.463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02278">
                <text:p>0.902278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47.577885">
                <text:p>47.577885</text:p>
              </table:table-cell>
              <table:table-cell office:value-type="float" office:value="73.225212">
                <text:p>73.225212</text:p>
              </table:table-cell>
              <table:table-cell office:value-type="float" office:value="38.374565">
                <text:p>38.374565</text:p>
              </table:table-cell>
              <table:table-cell office:value-type="float" office:value="-76.090965">
                <text:p>-76.090965</text:p>
              </table:table-cell>
              <table:table-cell office:value-type="float" office:value="-226.333984">
                <text:p>-226.333984</text:p>
              </table:table-cell>
              <table:table-cell office:value-type="float" office:value="-312.953827">
                <text:p>-312.953827</text:p>
              </table:table-cell>
              <table:table-cell office:value-type="float" office:value="-245.346451">
                <text:p>-245.346451</text:p>
              </table:table-cell>
              <table:table-cell office:value-type="float" office:value="-17.985527">
                <text:p>-17.985527</text:p>
              </table:table-cell>
              <table:table-cell office:value-type="float" office:value="268.522614">
                <text:p>268.522614</text:p>
              </table:table-cell>
              <table:table-cell office:value-type="float" office:value="468.351837">
                <text:p>468.3518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502cm" svg:y="0.316cm" chart:style-name="ch2">
          <text:p>Translation Z Over Time</text:p>
        </chart:title>
        <chart:subtitle svg:x="0cm" svg:y="0cm" chart:style-name="ch3">
          <text:p/>
        </chart:subtitle>
        <chart:plot-area chart:style-name="ch4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1.231cm" svg:y="1.474cm" svg:width="14.437cm" svg:height="7.15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15763">
                <text:p>0.915763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53.94268">
                <text:p>53.94268</text:p>
              </table:table-cell>
              <table:table-cell office:value-type="float" office:value="131.552124">
                <text:p>131.552124</text:p>
              </table:table-cell>
              <table:table-cell office:value-type="float" office:value="228.131638">
                <text:p>228.131638</text:p>
              </table:table-cell>
              <table:table-cell office:value-type="float" office:value="293.775726">
                <text:p>293.775726</text:p>
              </table:table-cell>
              <table:table-cell office:value-type="float" office:value="266.918427">
                <text:p>266.918427</text:p>
              </table:table-cell>
              <table:table-cell office:value-type="float" office:value="137.096161">
                <text:p>137.096161</text:p>
              </table:table-cell>
              <table:table-cell office:value-type="float" office:value="-19.574766">
                <text:p>-19.574766</text:p>
              </table:table-cell>
              <table:table-cell office:value-type="float" office:value="-75.215591">
                <text:p>-75.215591</text:p>
              </table:table-cell>
              <table:table-cell office:value-type="float" office:value="61.129768">
                <text:p>61.129768</text:p>
              </table:table-cell>
              <table:table-cell office:value-type="float" office:value="365.996643">
                <text:p>365.9966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047cm" svg:y="1.475cm" svg:width="14.648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65">
                <text:p>0.999965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08344">
                <text:p>0.908344</text:p>
              </table:table-cell>
              <table:table-cell office:value-type="float" office:value="0.671972">
                <text:p>0.671972</text:p>
              </table:table-cell>
              <table:table-cell office:value-type="float" office:value="0.375935">
                <text:p>0.375935</text:p>
              </table:table-cell>
              <table:table-cell office:value-type="float" office:value="0.12279">
                <text:p>0.12279</text:p>
              </table:table-cell>
              <table:table-cell office:value-type="float" office:value="0.003803">
                <text:p>0.003803</text:p>
              </table:table-cell>
              <table:table-cell office:value-type="float" office:value="0.060453">
                <text:p>0.060453</text:p>
              </table:table-cell>
              <table:table-cell office:value-type="float" office:value="0.273941">
                <text:p>0.273941</text:p>
              </table:table-cell>
              <table:table-cell office:value-type="float" office:value="0.566876">
                <text:p>0.566876</text:p>
              </table:table-cell>
              <table:table-cell office:value-type="float" office:value="0.837078">
                <text:p>0.837078</text:p>
              </table:table-cell>
              <table:table-cell office:value-type="float" office:value="0.987974">
                <text:p>0.9879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152cm" svg:y="1.474cm" svg:width="14.517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67">
                <text:p>0.999967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880303">
                <text:p>0.880303</text:p>
              </table:table-cell>
              <table:table-cell office:value-type="float" office:value="0.48342">
                <text:p>0.48342</text:p>
              </table:table-cell>
              <table:table-cell office:value-type="float" office:value="-0.119776">
                <text:p>-0.119776</text:p>
              </table:table-cell>
              <table:table-cell office:value-type="float" office:value="-0.702022">
                <text:p>-0.702022</text:p>
              </table:table-cell>
              <table:table-cell office:value-type="float" office:value="-0.993106">
                <text:p>-0.993106</text:p>
              </table:table-cell>
              <table:table-cell office:value-type="float" office:value="-0.851697">
                <text:p>-0.851697</text:p>
              </table:table-cell>
              <table:table-cell office:value-type="float" office:value="-0.346828">
                <text:p>-0.346828</text:p>
              </table:table-cell>
              <table:table-cell office:value-type="float" office:value="0.280457">
                <text:p>0.280457</text:p>
              </table:table-cell>
              <table:table-cell office:value-type="float" office:value="0.770289">
                <text:p>0.770289</text:p>
              </table:table-cell>
              <table:table-cell office:value-type="float" office:value="0.98651">
                <text:p>0.986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046cm" svg:y="1.475cm" svg:width="14.623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9968">
                <text:p>0.999968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08138">
                <text:p>0.908138</text:p>
              </table:table-cell>
              <table:table-cell office:value-type="float" office:value="0.671455">
                <text:p>0.671455</text:p>
              </table:table-cell>
              <table:table-cell office:value-type="float" office:value="0.373698">
                <text:p>0.373698</text:p>
              </table:table-cell>
              <table:table-cell office:value-type="float" office:value="0.120706">
                <text:p>0.120706</text:p>
              </table:table-cell>
              <table:table-cell office:value-type="float" office:value="0.002167">
                <text:p>0.002167</text:p>
              </table:table-cell>
              <table:table-cell office:value-type="float" office:value="0.05959">
                <text:p>0.05959</text:p>
              </table:table-cell>
              <table:table-cell office:value-type="float" office:value="0.272647">
                <text:p>0.272647</text:p>
              </table:table-cell>
              <table:table-cell office:value-type="float" office:value="0.565556">
                <text:p>0.565556</text:p>
              </table:table-cell>
              <table:table-cell office:value-type="float" office:value="0.836378">
                <text:p>0.836378</text:p>
              </table:table-cell>
              <table:table-cell office:value-type="float" office:value="0.987923">
                <text:p>0.9879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